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65aa" officeooo:paragraph-rsid="000765aa" style:font-size-asian="12.25pt" style:font-size-complex="14pt"/>
    </style:style>
    <style:style style:name="P2" style:family="paragraph" style:parent-style-name="Standard">
      <style:text-properties fo:font-size="14pt" officeooo:rsid="00085260" officeooo:paragraph-rsid="00085260" style:font-size-asian="12.25pt" style:font-size-complex="14pt"/>
    </style:style>
    <style:style style:name="P3" style:family="paragraph" style:parent-style-name="Standard">
      <style:text-properties fo:font-size="14pt" officeooo:rsid="000a31b5" officeooo:paragraph-rsid="000a31b5" style:font-size-asian="12.25pt" style:font-size-complex="14pt"/>
    </style:style>
    <style:style style:name="P4" style:family="paragraph" style:parent-style-name="Standard">
      <style:text-properties fo:font-size="14pt" officeooo:rsid="000aea6c" officeooo:paragraph-rsid="000aea6c" style:font-size-asian="12.25pt" style:font-size-complex="14pt"/>
    </style:style>
    <style:style style:name="P5" style:family="paragraph" style:parent-style-name="Standard">
      <style:text-properties fo:font-size="14pt" officeooo:rsid="000b21ff" officeooo:paragraph-rsid="000b21ff" style:font-size-asian="12.25pt" style:font-size-complex="14pt"/>
    </style:style>
    <style:style style:name="P6" style:family="paragraph" style:parent-style-name="Standard">
      <style:text-properties fo:font-size="14pt" officeooo:rsid="000c9ac4" officeooo:paragraph-rsid="000c9ac4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/>
      <text:p text:style-name="P1">class Fraction {</text:p>
      <text:p text:style-name="P1">private:</text:p>
      <text:p text:style-name="P1"><text:s text:c="4"/>int num, den;</text:p>
      <text:p text:style-name="P1">public:</text:p>
      <text:p text:style-name="P1"><text:s text:c="4"/>friend ostream &amp;operator&lt;&lt;(ostream &amp;print, const Fraction &amp;f);</text:p>
      <text:p text:style-name="P1"><text:s text:c="4"/>friend istream &amp;operator&gt;&gt;(istream &amp;get, Fraction &amp;f);</text:p>
      <text:p text:style-name="P1">};</text:p>
      <text:p text:style-name="P1"/>
      <text:p text:style-name="P1">istream &amp;operator&gt;&gt;(istream &amp;get, Fraction &amp;f) {</text:p>
      <text:p text:style-name="P1"><text:s text:c="4"/>get &gt;&gt; f.num &gt;&gt; f.den;</text:p>
      <text:p text:style-name="P1"><text:s text:c="4"/>return get;</text:p>
      <text:p text:style-name="P1">}</text:p>
      <text:p text:style-name="P1"/>
      <text:p text:style-name="P1">ostream &amp;operator&lt;&lt;(ostream &amp;print, const Fraction &amp;f) {</text:p>
      <text:p text:style-name="P1"><text:s text:c="4"/>print &lt;&lt; f.num &lt;&lt; "/" &lt;&lt; f.den &lt;&lt; endl;</text:p>
      <text:p text:style-name="P1"><text:s text:c="4"/>return print;</text:p>
      <text:p text:style-name="P1">}</text:p>
      <text:p text:style-name="P1"/>
      <text:p text:style-name="P1">int main() {</text:p>
      <text:p text:style-name="P1"><text:s text:c="4"/>Fraction f1, f2;</text:p>
      <text:p text:style-name="P1"><text:s text:c="4"/>cout &lt;&lt; "Enter 1st Fraction: ";</text:p>
      <text:p text:style-name="P1"><text:s text:c="4"/>cin &gt;&gt; f1;</text:p>
      <text:p text:style-name="P1"><text:s text:c="4"/>cout &lt;&lt; "Enter 2nd Fraction: ";</text:p>
      <text:p text:style-name="P1"><text:s text:c="4"/>cin &gt;&gt; f2;</text:p>
      <text:p text:style-name="P1"><text:s text:c="4"/>cout &lt;&lt; f1;</text:p>
      <text:p text:style-name="P1"><text:s text:c="4"/>cout &lt;&lt; f2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>class Complex</text:p>
      <text:p text:style-name="P1">{</text:p>
      <text:p text:style-name="P1"><text:s text:c="4"/>private:</text:p>
      <text:p text:style-name="P1"><text:s text:c="8"/>int real,img;</text:p>
      <text:p text:style-name="P1"><text:s text:c="4"/>public:</text:p>
      <text:p text:style-name="P1"><text:s text:c="8"/>Complex()</text:p>
      <text:p text:style-name="P1"><text:s text:c="8"/>{</text:p>
      <text:p text:style-name="P1"><text:s text:c="12"/>real=0;</text:p>
      <text:p text:style-name="P1"><text:s text:c="12"/>img=0;</text:p>
      <text:p text:style-name="P1"><text:s text:c="8"/>}</text:p>
      <text:p text:style-name="P1"><text:s text:c="4"/></text:p>
      <text:p text:style-name="P1"><text:soft-page-break/><text:s text:c="4"/>void setData(int real,int img)</text:p>
      <text:p text:style-name="P1"><text:s text:c="4"/>{</text:p>
      <text:p text:style-name="P1"><text:s text:c="8"/>this-&gt;real=real;</text:p>
      <text:p text:style-name="P1"><text:s text:c="8"/>this-&gt;img=img;</text:p>
      <text:p text:style-name="P1"><text:s text:c="4"/>}</text:p>
      <text:p text:style-name="P1"><text:s text:c="4"/>void display()</text:p>
      <text:p text:style-name="P1"><text:s text:c="4"/>{</text:p>
      <text:p text:style-name="P1"><text:s text:c="8"/>cout&lt;&lt;real&lt;&lt;"+"&lt;&lt;img&lt;&lt;"i"&lt;&lt;endl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><text:s text:c="4"/>Complex c1;</text:p>
      <text:p text:style-name="P1"><text:s text:c="4"/>c1.setData(4,2);</text:p>
      <text:p text:style-name="P1"><text:s text:c="4"/>c1.display();</text:p>
      <text:p text:style-name="P1"><text:s text:c="4"/>return 0;</text:p>
      <text:p text:style-name="P1">}</text:p>
      <text:p text:style-name="P1"/>
      <text:p text:style-name="P2">3)#include&lt;iostream&gt;</text:p>
      <text:p text:style-name="P2">using namespace std;</text:p>
      <text:p text:style-name="P2">class MyArray {</text:p>
      <text:p text:style-name="P2">private:</text:p>
      <text:p text:style-name="P2"><text:s text:c="4"/>int arr[100];</text:p>
      <text:p text:style-name="P2">public:</text:p>
      <text:p text:style-name="P2"><text:s text:c="4"/>int&amp; operator[](int index) {</text:p>
      <text:p text:style-name="P2"><text:s text:c="8"/>if (index &lt; 0 || index &gt;= 100) {</text:p>
      <text:p text:style-name="P2"><text:s text:c="12"/>cout&lt;&lt;"Index out of bounds"&lt;&lt;endl;</text:p>
      <text:p text:style-name="P2"><text:s text:c="8"/>}</text:p>
      <text:p text:style-name="P2"><text:s text:c="8"/>return arr[index];</text:p>
      <text:p text:style-name="P2"><text:s text:c="4"/>}</text:p>
      <text:p text:style-name="P2">};</text:p>
      <text:p text:style-name="P2"/>
      <text:p text:style-name="P2">int main()</text:p>
      <text:p text:style-name="P2">{</text:p>
      <text:p text:style-name="P2"><text:s text:c="4"/>MyArray a1;</text:p>
      <text:p text:style-name="P2"><text:s text:c="4"/>a1[3]='4';</text:p>
      <text:p text:style-name="P2"><text:s text:c="4"/>cout&lt;&lt;a1[200];</text:p>
      <text:p text:style-name="P2"><text:s text:c="4"/>return 0;</text:p>
      <text:p text:style-name="P2">}</text:p>
      <text:p text:style-name="P2"/>
      <text:p text:style-name="P3">4)#include&lt;iostream&gt;</text:p>
      <text:p text:style-name="P3">using namespace std;</text:p>
      <text:p text:style-name="P3">class Student</text:p>
      <text:p text:style-name="P3">{</text:p>
      <text:p text:style-name="P3"><text:soft-page-break/><text:s text:c="4"/>private:</text:p>
      <text:p text:style-name="P3"><text:s text:c="8"/>int rno,marks;</text:p>
      <text:p text:style-name="P3"><text:s text:c="4"/>public:</text:p>
      <text:p text:style-name="P3"><text:s text:c="4"/>void set(int a,int b)</text:p>
      <text:p text:style-name="P3"><text:s text:c="4"/>{</text:p>
      <text:p text:style-name="P3"><text:s text:c="8"/>rno=a;</text:p>
      <text:p text:style-name="P3"><text:s text:c="8"/>marks=b;</text:p>
      <text:p text:style-name="P3"><text:s text:c="4"/>}</text:p>
      <text:p text:style-name="P3"><text:s text:c="4"/>void display()</text:p>
      <text:p text:style-name="P3"><text:s text:c="4"/>{</text:p>
      <text:p text:style-name="P3"><text:s text:c="8"/>cout&lt;&lt;"RollNo-"&lt;&lt;rno;</text:p>
      <text:p text:style-name="P3"><text:s text:c="8"/>cout&lt;&lt;" Marks-"&lt;&lt;marks;</text:p>
      <text:p text:style-name="P3"><text:s text:c="8"/>cout&lt;&lt;endl;</text:p>
      <text:p text:style-name="P3"><text:s text:c="4"/>}</text:p>
      <text:p text:style-name="P3"><text:s text:c="4"/>void* operator new(size_t size) </text:p>
      <text:p text:style-name="P3"><text:s text:c="4"/>{</text:p>
      <text:p text:style-name="P3"><text:s text:c="8"/>cout &lt;&lt; "Allocating " &lt;&lt; size &lt;&lt; " bytes for a new Student object." &lt;&lt; std::endl;</text:p>
      <text:p text:style-name="P3"><text:s text:c="8"/>void* ptr = malloc(size);</text:p>
      <text:p text:style-name="P3"><text:s text:c="8"/>return ptr;</text:p>
      <text:p text:style-name="P3"><text:s text:c="4"/>}</text:p>
      <text:p text:style-name="P3"/>
      <text:p text:style-name="P3"><text:s text:c="4"/>void operator delete(void* ptr) </text:p>
      <text:p text:style-name="P3"><text:s text:c="4"/>{</text:p>
      <text:p text:style-name="P3"><text:s text:c="8"/>cout &lt;&lt; "Deallocating memory for a Student object." &lt;&lt; std::endl;</text:p>
      <text:p text:style-name="P3"><text:s text:c="8"/>free(ptr);</text:p>
      <text:p text:style-name="P3"><text:s text:c="4"/>}</text:p>
      <text:p text:style-name="P3">};</text:p>
      <text:p text:style-name="P3"/>
      <text:p text:style-name="P3"/>
      <text:p text:style-name="P3">int main()</text:p>
      <text:p text:style-name="P3">{</text:p>
      <text:p text:style-name="P3"><text:s text:c="4"/>Student s1;</text:p>
      <text:p text:style-name="P3"><text:s text:c="4"/>s1.set(1,23);</text:p>
      <text:p text:style-name="P3"><text:s text:c="4"/>s1.display();</text:p>
      <text:p text:style-name="P3"><text:s text:c="4"/>Student* s2 = new Student();</text:p>
      <text:p text:style-name="P3"><text:s text:c="4"/>s2-&gt;set(2, 96);</text:p>
      <text:p text:style-name="P3"><text:s text:c="4"/>s2-&gt;display();</text:p>
      <text:p text:style-name="P3"><text:s text:c="4"/>delete s2;</text:p>
      <text:p text:style-name="P3"><text:s text:c="4"/>return 0;</text:p>
      <text:p text:style-name="P3">}</text:p>
      <text:p text:style-name="P3"/>
      <text:p text:style-name="P4">5)#include &lt;iostream&gt;</text:p>
      <text:p text:style-name="P4">using namespace std;</text:p>
      <text:p text:style-name="P4"/>
      <text:p text:style-name="P4">class Student</text:p>
      <text:p text:style-name="P4"><text:soft-page-break/>{</text:p>
      <text:p text:style-name="P4">private:</text:p>
      <text:p text:style-name="P4"><text:s text:c="4"/>int rno, marks;</text:p>
      <text:p text:style-name="P4">public:</text:p>
      <text:p text:style-name="P4"><text:s text:c="4"/>void set(int a, int b)</text:p>
      <text:p text:style-name="P4"><text:s text:c="4"/>{</text:p>
      <text:p text:style-name="P4"><text:s text:c="8"/>rno = a;</text:p>
      <text:p text:style-name="P4"><text:s text:c="8"/>marks = b;</text:p>
      <text:p text:style-name="P4"><text:s text:c="4"/>}</text:p>
      <text:p text:style-name="P4"><text:s text:c="4"/>void display()</text:p>
      <text:p text:style-name="P4"><text:s text:c="4"/>{</text:p>
      <text:p text:style-name="P4"><text:s text:c="8"/>cout &lt;&lt; "RollNo-" &lt;&lt; rno;</text:p>
      <text:p text:style-name="P4"><text:s text:c="8"/>cout &lt;&lt; " Marks-" &lt;&lt; marks;</text:p>
      <text:p text:style-name="P4"><text:s text:c="8"/>cout &lt;&lt; endl;</text:p>
      <text:p text:style-name="P4"><text:s text:c="4"/>}</text:p>
      <text:p text:style-name="P4">};</text:p>
      <text:p text:style-name="P4"/>
      <text:p text:style-name="P4">void* operator new(size_t size)</text:p>
      <text:p text:style-name="P4">{</text:p>
      <text:p text:style-name="P4"><text:s text:c="4"/>cout &lt;&lt; "Allocating " &lt;&lt; size &lt;&lt; " bytes for a new object." &lt;&lt; std::endl;</text:p>
      <text:p text:style-name="P4"><text:s text:c="4"/>void* ptr = malloc(size);</text:p>
      <text:p text:style-name="P4"><text:s text:c="4"/>return ptr;</text:p>
      <text:p text:style-name="P4">}</text:p>
      <text:p text:style-name="P4"/>
      <text:p text:style-name="P4">void operator delete(void* ptr)</text:p>
      <text:p text:style-name="P4">{</text:p>
      <text:p text:style-name="P4"><text:s text:c="4"/>cout &lt;&lt; "Deallocating memory for an object." &lt;&lt; std::endl;</text:p>
      <text:p text:style-name="P4"><text:s text:c="4"/>free(ptr);</text:p>
      <text:p text:style-name="P4">}</text:p>
      <text:p text:style-name="P4"/>
      <text:p text:style-name="P4">int main()</text:p>
      <text:p text:style-name="P4">{</text:p>
      <text:p text:style-name="P4"><text:s text:c="4"/>Student* s = new Student();</text:p>
      <text:p text:style-name="P4"><text:s text:c="4"/>s-&gt;set(1, 96);</text:p>
      <text:p text:style-name="P4"><text:s text:c="4"/>s-&gt;display();</text:p>
      <text:p text:style-name="P4"><text:s text:c="4"/>delete s;</text:p>
      <text:p text:style-name="P4"><text:s text:c="4"/>return 0;</text:p>
      <text:p text:style-name="P4">}</text:p>
      <text:p text:style-name="P4"/>
      <text:p text:style-name="P5">6)#include&lt;iostream&gt;</text:p>
      <text:p text:style-name="P5">#include&lt;cstring&gt;</text:p>
      <text:p text:style-name="P5">using namespace std;</text:p>
      <text:p text:style-name="P5">class Cstring</text:p>
      <text:p text:style-name="P5">{</text:p>
      <text:p text:style-name="P5"><text:s text:c="4"/>private:</text:p>
      <text:p text:style-name="P5"><text:soft-page-break/><text:s text:c="8"/>char str[100];</text:p>
      <text:p text:style-name="P5"><text:s text:c="4"/>public:</text:p>
      <text:p text:style-name="P5"><text:s text:c="8"/>void input()</text:p>
      <text:p text:style-name="P5"><text:s text:c="8"/>{</text:p>
      <text:p text:style-name="P5"><text:s text:c="12"/>cin.getline(str,100);</text:p>
      <text:p text:style-name="P5"><text:s text:c="8"/>}</text:p>
      <text:p text:style-name="P5"><text:s text:c="8"/>void print()</text:p>
      <text:p text:style-name="P5"><text:s text:c="8"/>{</text:p>
      <text:p text:style-name="P5"><text:s text:c="12"/>cout&lt;&lt;str&lt;&lt;endl;</text:p>
      <text:p text:style-name="P5"><text:s text:c="8"/>}</text:p>
      <text:p text:style-name="P5"><text:s text:c="4"/></text:p>
      <text:p text:style-name="P5"><text:s text:c="8"/>void operator==(Cstring a)</text:p>
      <text:p text:style-name="P5"><text:s text:c="8"/>{</text:p>
      <text:p text:style-name="P5"><text:s text:c="12"/>int i, l1 = strlen(str), l2 = strlen(a.str), flag = 0;</text:p>
      <text:p text:style-name="P5"><text:s text:c="12"/>if(l1==l2)</text:p>
      <text:p text:style-name="P5"><text:s text:c="12"/>{</text:p>
      <text:p text:style-name="P5"><text:s text:c="16"/>for(i=0;i&lt;l1;i++)</text:p>
      <text:p text:style-name="P5"><text:s text:c="16"/>{</text:p>
      <text:p text:style-name="P5"><text:s text:c="20"/>if(str[i]!=a.str[i])</text:p>
      <text:p text:style-name="P5"><text:s text:c="20"/>{ <text:s text:c="16"/></text:p>
      <text:p text:style-name="P5"><text:s text:c="24"/>flag=1;</text:p>
      <text:p text:style-name="P5"><text:s text:c="24"/>break;</text:p>
      <text:p text:style-name="P5"><text:s text:c="20"/>}</text:p>
      <text:p text:style-name="P5"><text:s text:c="16"/>}</text:p>
      <text:p text:style-name="P5"><text:s text:c="12"/>}</text:p>
      <text:p text:style-name="P5"><text:s text:c="12"/>if(flag==0)</text:p>
      <text:p text:style-name="P5"><text:s text:c="16"/>cout&lt;&lt;"The strings are same"&lt;&lt;endl;</text:p>
      <text:p text:style-name="P5"><text:s text:c="12"/>else</text:p>
      <text:p text:style-name="P5"><text:s text:c="16"/>cout&lt;&lt;"The strings are different."&lt;&lt;endl;</text:p>
      <text:p text:style-name="P5"><text:s text:c="8"/>}</text:p>
      <text:p text:style-name="P5">};</text:p>
      <text:p text:style-name="P5"/>
      <text:p text:style-name="P5">int main()</text:p>
      <text:p text:style-name="P5">{</text:p>
      <text:p text:style-name="P5"><text:s text:c="4"/>Cstring c1,c2;</text:p>
      <text:p text:style-name="P5"><text:s text:c="4"/>c1.input();</text:p>
      <text:p text:style-name="P5"><text:s text:c="4"/>c2.input();</text:p>
      <text:p text:style-name="P5"><text:s text:c="4"/>cout&lt;&lt;endl;</text:p>
      <text:p text:style-name="P5"><text:s text:c="4"/>c1==c2;</text:p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6"><text:soft-page-break/>7)#include &lt;iostream&gt;</text:p>
      <text:p text:style-name="P6">using namespace std;</text:p>
      <text:p text:style-name="P6"/>
      <text:p text:style-name="P6">class Integer {</text:p>
      <text:p text:style-name="P6">private:</text:p>
      <text:p text:style-name="P6"><text:s text:c="4"/>int value;</text:p>
      <text:p text:style-name="P6">public:</text:p>
      <text:p text:style-name="P6"><text:s text:c="4"/>Integer(int val) {</text:p>
      <text:p text:style-name="P6"><text:s text:c="8"/>value = val;</text:p>
      <text:p text:style-name="P6"><text:s text:c="4"/>}</text:p>
      <text:p text:style-name="P6"><text:s text:c="4"/>int getValue() {</text:p>
      <text:p text:style-name="P6"><text:s text:c="8"/>return value;</text:p>
      <text:p text:style-name="P6"><text:s text:c="4"/>}</text:p>
      <text:p text:style-name="P6"><text:s text:c="4"/>bool operator!() {</text:p>
      <text:p text:style-name="P6"><text:s text:c="8"/>return (value == 0);</text:p>
      <text:p text:style-name="P6"><text:s text:c="4"/>}</text:p>
      <text:p text:style-name="P6">};</text:p>
      <text:p text:style-name="P6"/>
      <text:p text:style-name="P6">int main() {</text:p>
      <text:p text:style-name="P6"><text:s text:c="4"/>Integer a(0);</text:p>
      <text:p text:style-name="P6"><text:s text:c="4"/>Integer b(5);</text:p>
      <text:p text:style-name="P6"/>
      <text:p text:style-name="P6"><text:s text:c="4"/>if (!a) {</text:p>
      <text:p text:style-name="P6"><text:s text:c="8"/>cout &lt;&lt; "a is zero" &lt;&lt; endl;</text:p>
      <text:p text:style-name="P6"><text:s text:c="4"/>} else {</text:p>
      <text:p text:style-name="P6"><text:s text:c="8"/>cout &lt;&lt; "a is not zero" &lt;&lt; endl;</text:p>
      <text:p text:style-name="P6"><text:s text:c="4"/>}</text:p>
      <text:p text:style-name="P6"/>
      <text:p text:style-name="P6"><text:s text:c="4"/>if (!b) {</text:p>
      <text:p text:style-name="P6"><text:s text:c="8"/>cout &lt;&lt; "b is zero" &lt;&lt; endl;</text:p>
      <text:p text:style-name="P6"><text:s text:c="4"/>} else {</text:p>
      <text:p text:style-name="P6"><text:s text:c="8"/>cout &lt;&lt; "b is not zero" &lt;&lt; endl;</text:p>
      <text:p text:style-name="P6"><text:s text:c="4"/>}</text:p>
      <text:p text:style-name="P6"/>
      <text:p text:style-name="P6"><text:s text:c="4"/>return 0;</text:p>
      <text:p text:style-name="P6">}</text:p>
      <text:p text:style-name="P6"/>
      <text:p text:style-name="P6"/>
      <text:p text:style-name="P5">8)#include&lt;iostream&gt;</text:p>
      <text:p text:style-name="P5">using namespace std;</text:p>
      <text:p text:style-name="P5"/>
      <text:p text:style-name="P5">class Coordinate </text:p>
      <text:p text:style-name="P5">{</text:p>
      <text:p text:style-name="P5">private:</text:p>
      <text:p text:style-name="P5"><text:s text:c="4"/>int x, y, z;</text:p>
      <text:p text:style-name="P5"><text:soft-page-break/>public:</text:p>
      <text:p text:style-name="P5"><text:s text:c="4"/>Coordinate(int a=0, int b=0, int c=0) {</text:p>
      <text:p text:style-name="P5"><text:s text:c="8"/>x = a;</text:p>
      <text:p text:style-name="P5"><text:s text:c="8"/>y = b;</text:p>
      <text:p text:style-name="P5"><text:s text:c="8"/>z = c;</text:p>
      <text:p text:style-name="P5"><text:s text:c="4"/>}</text:p>
      <text:p text:style-name="P5"><text:s text:c="4"/>void display() {</text:p>
      <text:p text:style-name="P5"><text:s text:c="8"/>cout &lt;&lt; "(" &lt;&lt; x &lt;&lt; ", " &lt;&lt; y &lt;&lt; ", " &lt;&lt; z &lt;&lt; ")" &lt;&lt; endl;</text:p>
      <text:p text:style-name="P5"><text:s text:c="4"/>}</text:p>
      <text:p text:style-name="P5"><text:s text:c="4"/>Coordinate operator,(Coordinate &amp;c) {</text:p>
      <text:p text:style-name="P5"><text:s text:c="8"/>return c;</text:p>
      <text:p text:style-name="P5"><text:s text:c="4"/>}</text:p>
      <text:p text:style-name="P5">};</text:p>
      <text:p text:style-name="P5">int main() </text:p>
      <text:p text:style-name="P5">{</text:p>
      <text:p text:style-name="P5"><text:s text:c="4"/>Coordinate c1(1, 2, 3), c2(4, 5, 6), c3;</text:p>
      <text:p text:style-name="P5"><text:s text:c="4"/>c3 = (c1, c2);</text:p>
      <text:p text:style-name="P5"><text:s text:c="4"/>cout &lt;&lt; "c1: "; c1.display();</text:p>
      <text:p text:style-name="P5"><text:s text:c="4"/>cout &lt;&lt; "c2: "; c2.display();</text:p>
      <text:p text:style-name="P5"><text:s text:c="4"/>cout &lt;&lt; "c3: "; c3.display();</text:p>
      <text:p text:style-name="P5"><text:s text:c="4"/>return 0;</text:p>
      <text:p text:style-name="P5">}</text:p>
      <text:p text:style-name="P5"/>
      <text:p text:style-name="P6">9)#include &lt;iostream&gt;</text:p>
      <text:p text:style-name="P6">using namespace std;</text:p>
      <text:p text:style-name="P6"/>
      <text:p text:style-name="P6">class Integer {</text:p>
      <text:p text:style-name="P6">private:</text:p>
      <text:p text:style-name="P6"><text:s text:c="4"/>int x;</text:p>
      <text:p text:style-name="P6">public:</text:p>
      <text:p text:style-name="P6"><text:s text:c="4"/>Integer(int x_val) {</text:p>
      <text:p text:style-name="P6"><text:s text:c="8"/>x = x_val;</text:p>
      <text:p text:style-name="P6"><text:s text:c="4"/>}</text:p>
      <text:p text:style-name="P6"><text:s text:c="4"/>operator int() {</text:p>
      <text:p text:style-name="P6"><text:s text:c="8"/>return x;</text:p>
      <text:p text:style-name="P6"><text:s text:c="4"/>}</text:p>
      <text:p text:style-name="P6">};</text:p>
      <text:p text:style-name="P6"/>
      <text:p text:style-name="P6">int main() {</text:p>
      <text:p text:style-name="P6"><text:s text:c="4"/>Integer i(10);</text:p>
      <text:p text:style-name="P6"><text:s text:c="4"/>int x = i;</text:p>
      <text:p text:style-name="P6"><text:s text:c="4"/>cout &lt;&lt; "The value of x is " &lt;&lt; x &lt;&lt; endl;</text:p>
      <text:p text:style-name="P6"/>
      <text:p text:style-name="P6"><text:s text:c="4"/>return 0;</text:p>
      <text:p text:style-name="P6">}</text:p>
      <text:p text:style-name="P6"><text:soft-page-break/>10)#include &lt;iostream&gt;</text:p>
      <text:p text:style-name="P6">using namespace std;</text:p>
      <text:p text:style-name="P6"/>
      <text:p text:style-name="P6">class Distance {</text:p>
      <text:p text:style-name="P6">private:</text:p>
      <text:p text:style-name="P6"><text:s text:c="4"/>int feet;</text:p>
      <text:p text:style-name="P6"><text:s text:c="4"/>int inches;</text:p>
      <text:p text:style-name="P6">public:</text:p>
      <text:p text:style-name="P6"><text:s text:c="4"/>Distance() {</text:p>
      <text:p text:style-name="P6"><text:s text:c="8"/>feet = 0;</text:p>
      <text:p text:style-name="P6"><text:s text:c="8"/>inches = 0;</text:p>
      <text:p text:style-name="P6"><text:s text:c="4"/>}</text:p>
      <text:p text:style-name="P6"/>
      <text:p text:style-name="P6"><text:s text:c="4"/>Distance(int ft, int in) {</text:p>
      <text:p text:style-name="P6"><text:s text:c="8"/>feet = ft;</text:p>
      <text:p text:style-name="P6"><text:s text:c="8"/>inches = in;</text:p>
      <text:p text:style-name="P6"><text:s text:c="4"/>}</text:p>
      <text:p text:style-name="P6"/>
      <text:p text:style-name="P6"><text:s text:c="4"/>void operator()(int a, int b, int c) {</text:p>
      <text:p text:style-name="P6"><text:s text:c="8"/>feet = a + c + 5;</text:p>
      <text:p text:style-name="P6"><text:s text:c="8"/>inches = a + b + 15;</text:p>
      <text:p text:style-name="P6"><text:s text:c="4"/>}</text:p>
      <text:p text:style-name="P6"/>
      <text:p text:style-name="P6"><text:s text:c="4"/>void display() {</text:p>
      <text:p text:style-name="P6"><text:s text:c="8"/>cout &lt;&lt; "Feet: " &lt;&lt; feet &lt;&lt; ", Inches: " &lt;&lt; inches &lt;&lt; endl;</text:p>
      <text:p text:style-name="P6"><text:s text:c="4"/>}</text:p>
      <text:p text:style-name="P6">};</text:p>
      <text:p text:style-name="P6"/>
      <text:p text:style-name="P6">int main() {</text:p>
      <text:p text:style-name="P6"><text:s text:c="4"/>Distance d1;</text:p>
      <text:p text:style-name="P6"><text:s text:c="4"/>d1.display();</text:p>
      <text:p text:style-name="P6"/>
      <text:p text:style-name="P6"><text:s text:c="4"/>Distance d2(5, 6);</text:p>
      <text:p text:style-name="P6"><text:s text:c="4"/>d2.display();</text:p>
      <text:p text:style-name="P6"/>
      <text:p text:style-name="P6"><text:s text:c="4"/>d2(2, 3, 4);</text:p>
      <text:p text:style-name="P6"><text:s text:c="4"/>d2.display();</text:p>
      <text:p text:style-name="P6"/>
      <text:p text:style-name="P6"><text:s text:c="4"/>return 0;</text:p>
      <text:p text:style-name="P6">}</text:p>
      <text:p text:style-name="P6"/>
      <text:p text:style-name="P6">11)#include&lt;iostream&gt;</text:p>
      <text:p text:style-name="P6">using namespace std;</text:p>
      <text:p text:style-name="P6"/>
      <text:p text:style-name="P6">class Marks {</text:p>
      <text:p text:style-name="P6"><text:soft-page-break/><text:s text:c="4"/>private:</text:p>
      <text:p text:style-name="P6"><text:s text:c="8"/>int marks;</text:p>
      <text:p text:style-name="P6"><text:s text:c="4"/>public:</text:p>
      <text:p text:style-name="P6"><text:s text:c="8"/>Marks(int m) {</text:p>
      <text:p text:style-name="P6"><text:s text:c="12"/>marks = m;</text:p>
      <text:p text:style-name="P6"><text:s text:c="8"/>}</text:p>
      <text:p text:style-name="P6"><text:s text:c="8"/>void printMarks() {</text:p>
      <text:p text:style-name="P6"><text:s text:c="12"/>cout &lt;&lt; "Marks: " &lt;&lt; marks &lt;&lt; endl;</text:p>
      <text:p text:style-name="P6"><text:s text:c="8"/>}</text:p>
      <text:p text:style-name="P6">};</text:p>
      <text:p text:style-name="P6"/>
      <text:p text:style-name="P6">class MarksPtr {</text:p>
      <text:p text:style-name="P6"><text:s text:c="4"/>private:</text:p>
      <text:p text:style-name="P6"><text:s text:c="8"/>Marks* ptr;</text:p>
      <text:p text:style-name="P6"><text:s text:c="4"/>public:</text:p>
      <text:p text:style-name="P6"><text:s text:c="8"/>MarksPtr(int m) {</text:p>
      <text:p text:style-name="P6"><text:s text:c="12"/>ptr = new Marks(m);</text:p>
      <text:p text:style-name="P6"><text:s text:c="8"/>}</text:p>
      <text:p text:style-name="P6"><text:s text:c="8"/>Marks* operator-&gt;() {</text:p>
      <text:p text:style-name="P6"><text:s text:c="12"/>return ptr;</text:p>
      <text:p text:style-name="P6"><text:s text:c="8"/>}</text:p>
      <text:p text:style-name="P6">};</text:p>
      <text:p text:style-name="P6"/>
      <text:p text:style-name="P6">int main() {</text:p>
      <text:p text:style-name="P6"><text:s text:c="4"/>MarksPtr m(85);</text:p>
      <text:p text:style-name="P6"><text:s text:c="4"/>m-&gt;printMarks();</text:p>
      <text:p text:style-name="P6"><text:s text:c="4"/>return 0;</text:p>
      <text:p text:style-name="P6">}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20:39:29.858410444</meta:creation-date>
    <dc:date>2023-04-15T21:52:28.376294012</dc:date>
    <meta:editing-duration>PT10S</meta:editing-duration>
    <meta:editing-cycles>1</meta:editing-cycles>
    <meta:document-statistic meta:table-count="0" meta:image-count="0" meta:object-count="0" meta:page-count="9" meta:paragraph-count="341" meta:word-count="832" meta:character-count="5967" meta:non-whitespace-character-count="3969"/>
    <meta:generator>LibreOffice/7.3.7.2$Linux_X86_64 LibreOffice_project/30$Build-2</meta:generator>
  </office:meta>
</office:document-meta>
</file>